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4"/>
        <table:table-row table:style-name="ro1">
          <table:table-cell table:style-name="ce1" office:value-type="string" calcext:value-type="string">
            <text:p>Characteristic</text:p>
          </table:table-cell>
          <table:table-cell table:style-name="ce3" office:value-type="string" calcext:value-type="string">
            <text:p>Weighted annualized estimate</text:p>
          </table:table-cell>
          <table:table-cell table:style-name="ce5" office:value-type="string" calcext:value-type="string">
            <text:p>Percent (95% CI)</text:p>
          </table:table-cell>
          <table:table-cell table:style-name="ce3" office:value-type="string" calcext:value-type="string">
            <text:p>Rateb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010132" calcext:value-type="float">
            <text:p>1010132</text:p>
          </table:table-cell>
          <table:table-cell office:value-type="string" calcext:value-type="string">
            <text:p>100.0 (68.5–131.5)</text:p>
          </table:table-cell>
          <table:table-cell office:value-type="float" office:value="340.1" calcext:value-type="float">
            <text:p>340.1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Age (years)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 0–4</text:p>
          </table:table-cell>
          <table:table-cell office:value-type="float" office:value="149457" calcext:value-type="float">
            <text:p>149457</text:p>
          </table:table-cell>
          <table:table-cell office:value-type="string" calcext:value-type="string">
            <text:p>14.8 (9.7–19.9)</text:p>
          </table:table-cell>
          <table:table-cell office:value-type="float" office:value="751.8" calcext:value-type="float">
            <text:p>751.8</text:p>
          </table:table-cell>
        </table:table-row>
        <table:table-row table:style-name="ro3">
          <table:table-cell office:value-type="string" calcext:value-type="string">
            <text:p> 5–9</text:p>
          </table:table-cell>
          <table:table-cell office:value-type="float" office:value="91336" calcext:value-type="float">
            <text:p>91336</text:p>
          </table:table-cell>
          <table:table-cell office:value-type="string" calcext:value-type="string">
            <text:p>9.0 (6.0–12.1)</text:p>
          </table:table-cell>
          <table:table-cell office:value-type="float" office:value="460.8" calcext:value-type="float">
            <text:p>460.8</text:p>
          </table:table-cell>
        </table:table-row>
        <table:table-row table:style-name="ro3">
          <table:table-cell office:value-type="string" calcext:value-type="string">
            <text:p> 10–14</text:p>
          </table:table-cell>
          <table:table-cell office:value-type="float" office:value="60942" calcext:value-type="float">
            <text:p>60942</text:p>
          </table:table-cell>
          <table:table-cell office:value-type="string" calcext:value-type="string">
            <text:p>6.0 (4.1–7.9)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3">
          <table:table-cell office:value-type="string" calcext:value-type="string">
            <text:p> 15–19</text:p>
          </table:table-cell>
          <table:table-cell office:value-type="float" office:value="75381" calcext:value-type="float">
            <text:p>75381</text:p>
          </table:table-cell>
          <table:table-cell office:value-type="string" calcext:value-type="string">
            <text:p>7.5 (5.1–9.9)</text:p>
          </table:table-cell>
          <table:table-cell office:value-type="float" office:value="351" calcext:value-type="float">
            <text:p>351</text:p>
          </table:table-cell>
        </table:table-row>
        <table:table-row table:style-name="ro3">
          <table:table-cell office:value-type="string" calcext:value-type="string">
            <text:p> 20–24</text:p>
          </table:table-cell>
          <table:table-cell office:value-type="float" office:value="93495" calcext:value-type="float">
            <text:p>93495</text:p>
          </table:table-cell>
          <table:table-cell office:value-type="string" calcext:value-type="string">
            <text:p>9.3 (6.1–12.4)</text:p>
          </table:table-cell>
          <table:table-cell office:value-type="float" office:value="448.1" calcext:value-type="float">
            <text:p>448.1</text:p>
          </table:table-cell>
        </table:table-row>
        <table:table-row table:style-name="ro2">
          <table:table-cell office:value-type="string" calcext:value-type="string">
            <text:p> 25–34</text:p>
          </table:table-cell>
          <table:table-cell office:value-type="float" office:value="149036" calcext:value-type="float">
            <text:p>149036</text:p>
          </table:table-cell>
          <table:table-cell office:value-type="string" calcext:value-type="string">
            <text:p>14.8 (9.9–19.6)</text:p>
          </table:table-cell>
          <table:table-cell office:value-type="float" office:value="374.8" calcext:value-type="float">
            <text:p>374.8</text:p>
          </table:table-cell>
        </table:table-row>
        <table:table-row table:style-name="ro2">
          <table:table-cell office:value-type="string" calcext:value-type="string">
            <text:p> 35–44</text:p>
          </table:table-cell>
          <table:table-cell office:value-type="float" office:value="134281" calcext:value-type="float">
            <text:p>134281</text:p>
          </table:table-cell>
          <table:table-cell office:value-type="string" calcext:value-type="string">
            <text:p>13.3 (8.9–17.7)</text:p>
          </table:table-cell>
          <table:table-cell office:value-type="float" office:value="310.9" calcext:value-type="float">
            <text:p>310.9</text:p>
          </table:table-cell>
        </table:table-row>
        <table:table-row table:style-name="ro2">
          <table:table-cell office:value-type="string" calcext:value-type="string">
            <text:p> 45–54</text:p>
          </table:table-cell>
          <table:table-cell office:value-type="float" office:value="114683" calcext:value-type="float">
            <text:p>114683</text:p>
          </table:table-cell>
          <table:table-cell office:value-type="string" calcext:value-type="string">
            <text:p>11.4 (7.7–15.0)</text:p>
          </table:table-cell>
          <table:table-cell office:value-type="float" office:value="269.3" calcext:value-type="float">
            <text:p>269.3</text:p>
          </table:table-cell>
        </table:table-row>
        <table:table-row table:style-name="ro3">
          <table:table-cell office:value-type="string" calcext:value-type="string">
            <text:p> 55–64</text:p>
          </table:table-cell>
          <table:table-cell office:value-type="float" office:value="42744" calcext:value-type="float">
            <text:p>42744</text:p>
          </table:table-cell>
          <table:table-cell office:value-type="string" calcext:value-type="string">
            <text:p>4.2 (2.8–5.6)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 office:value-type="string" calcext:value-type="string">
            <text:p> 75+</text:p>
          </table:table-cell>
          <table:table-cell office:value-type="float" office:value="29811" calcext:value-type="float">
            <text:p>29811</text:p>
          </table:table-cell>
          <table:table-cell office:value-type="string" calcext:value-type="string">
            <text:p>3.0 (1.9–4.0)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Sex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 Male</text:p>
          </table:table-cell>
          <table:table-cell office:value-type="float" office:value="504709" calcext:value-type="float">
            <text:p>504709</text:p>
          </table:table-cell>
          <table:table-cell office:value-type="string" calcext:value-type="string">
            <text:p>50.0 (34.1–65.9)</text:p>
          </table:table-cell>
          <table:table-cell office:value-type="float" office:value="345.8" calcext:value-type="float">
            <text:p>345.8</text:p>
          </table:table-cell>
        </table:table-row>
        <table:table-row table:style-name="ro2">
          <table:table-cell office:value-type="string" calcext:value-type="string">
            <text:p> Female</text:p>
          </table:table-cell>
          <table:table-cell office:value-type="float" office:value="505327" calcext:value-type="float">
            <text:p>505327</text:p>
          </table:table-cell>
          <table:table-cell office:value-type="string" calcext:value-type="string">
            <text:p>50.0 (34.3–65.7)</text:p>
          </table:table-cell>
          <table:table-cell office:value-type="float" office:value="334.5" calcext:value-type="float">
            <text:p>334.5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ED disposition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 Treated and released</text:p>
          </table:table-cell>
          <table:table-cell office:value-type="float" office:value="973654" calcext:value-type="float">
            <text:p>973654</text:p>
          </table:table-cell>
          <table:table-cell office:value-type="string" calcext:value-type="string">
            <text:p>96.4 (66.2–126.6)</text:p>
          </table:table-cell>
          <table:table-cell office:value-type="float" office:value="327.8" calcext:value-type="float">
            <text:p>327.8</text:p>
          </table:table-cell>
        </table:table-row>
        <table:table-row table:style-name="ro1">
          <table:table-cell office:value-type="string" calcext:value-type="string">
            <text:p> Hospitalized/transferred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1.8 (1.1–2.5)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 Other/unknown</text:p>
          </table:table-cell>
          <table:table-cell office:value-type="float" office:value="18357" calcext:value-type="float">
            <text:p>18357</text:p>
          </table:table-cell>
          <table:table-cell office:value-type="string" calcext:value-type="string">
            <text:p>1.8 (1.0–2.7)</text:p>
          </table:table-cell>
          <table:table-cell office:value-type="float" office:value="6.2" calcext:value-type="float">
            <text:p>6.2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Primary body part affected</text:p>
          </table:table-cell>
          <table:covered-table-cell table:number-columns-repeated="3" table:style-name="Default"/>
        </table:table-row>
        <table:table-row table:style-name="ro2">
          <table:table-cell office:value-type="string" calcext:value-type="string">
            <text:p> Head/neck</text:p>
          </table:table-cell>
          <table:table-cell office:value-type="float" office:value="176326" calcext:value-type="float">
            <text:p>176326</text:p>
          </table:table-cell>
          <table:table-cell office:value-type="string" calcext:value-type="string">
            <text:p>17.5 (12.0–22.9)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 Trunk</text:p>
          </table:table-cell>
          <table:table-cell office:value-type="float" office:value="129199" calcext:value-type="float">
            <text:p>129199</text:p>
          </table:table-cell>
          <table:table-cell office:value-type="string" calcext:value-type="string">
            <text:p>12.8 (8.6–17.0)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string" calcext:value-type="string">
            <text:p> Arm/hand</text:p>
          </table:table-cell>
          <table:table-cell office:value-type="float" office:value="339413" calcext:value-type="float">
            <text:p>339413</text:p>
          </table:table-cell>
          <table:table-cell office:value-type="string" calcext:value-type="string">
            <text:p>33.6 (23.0–44.2)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2">
          <table:table-cell office:value-type="string" calcext:value-type="string">
            <text:p> Leg/foot</text:p>
          </table:table-cell>
          <table:table-cell office:value-type="float" office:value="278224" calcext:value-type="float">
            <text:p>278224</text:p>
          </table:table-cell>
          <table:table-cell office:value-type="string" calcext:value-type="string">
            <text:p>27.5 (18.1–37.0)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 Other/unknown</text:p>
          </table:table-cell>
          <table:table-cell office:value-type="float" office:value="86970" calcext:value-type="float">
            <text:p>86970</text:p>
          </table:table-cell>
          <table:table-cell office:value-type="string" calcext:value-type="string">
            <text:p>8.6 (4.7–12.6)</text:p>
          </table:table-cell>
          <table:table-cell office:value-type="float" office:value="29.3" calcext:value-type="float">
            <text:p>29.3</text:p>
          </table:table-cell>
        </table:table-row>
        <table:table-row table:style-name="ro3">
          <table:table-cell office:value-type="string" calcext:value-type="string" table:number-columns-spanned="4" table:number-rows-spanned="1">
            <text:p>Month of ED visit</text:p>
          </table:table-cell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 January</text:p>
          </table:table-cell>
          <table:table-cell office:value-type="float" office:value="28226" calcext:value-type="float">
            <text:p>28226</text:p>
          </table:table-cell>
          <table:table-cell office:value-type="string" calcext:value-type="string">
            <text:p>2.8 (1.6–4.0)</text:p>
          </table:table-cell>
          <table:table-cell office:value-type="float" office:value="114" calcext:value-type="float">
            <text:p>114</text:p>
          </table:table-cell>
        </table:table-row>
        <table:table-row table:style-name="ro3">
          <table:table-cell office:value-type="string" calcext:value-type="string">
            <text:p> February</text:p>
          </table:table-cell>
          <table:table-cell office:value-type="float" office:value="26360" calcext:value-type="float">
            <text:p>26360</text:p>
          </table:table-cell>
          <table:table-cell office:value-type="string" calcext:value-type="string">
            <text:p>2.6 (1.5–3.7)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 March</text:p>
          </table:table-cell>
          <table:table-cell office:value-type="float" office:value="38499" calcext:value-type="float">
            <text:p>38499</text:p>
          </table:table-cell>
          <table:table-cell office:value-type="string" calcext:value-type="string">
            <text:p>3.8 (2.3–5.3)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3">
          <table:table-cell office:value-type="string" calcext:value-type="string">
            <text:p> April</text:p>
          </table:table-cell>
          <table:table-cell office:value-type="float" office:value="58484" calcext:value-type="float">
            <text:p>58484</text:p>
          </table:table-cell>
          <table:table-cell office:value-type="string" calcext:value-type="string">
            <text:p>5.8 (3.8–7.8)</text:p>
          </table:table-cell>
          <table:table-cell office:value-type="float" office:value="236.3" calcext:value-type="float">
            <text:p>236.3</text:p>
          </table:table-cell>
        </table:table-row>
        <table:table-row table:style-name="ro3">
          <table:table-cell office:value-type="string" calcext:value-type="string">
            <text:p> May</text:p>
          </table:table-cell>
          <table:table-cell office:value-type="float" office:value="90327" calcext:value-type="float">
            <text:p>90327</text:p>
          </table:table-cell>
          <table:table-cell office:value-type="string" calcext:value-type="string">
            <text:p>8.9 (6.1 –1.8</text:p>
          </table:table-cell>
          <table:table-cell office:value-type="float" office:value="364.9" calcext:value-type="float">
            <text:p>364.9</text:p>
          </table:table-cell>
        </table:table-row>
        <table:table-row table:style-name="ro3">
          <table:table-cell office:value-type="string" calcext:value-type="string">
            <text:p> June</text:p>
          </table:table-cell>
          <table:table-cell office:value-type="float" office:value="128302" calcext:value-type="float">
            <text:p>128302</text:p>
          </table:table-cell>
          <table:table-cell office:value-type="string" calcext:value-type="string">
            <text:p>12.7 (8.9–6.5)</text:p>
          </table:table-cell>
          <table:table-cell office:value-type="float" office:value="518.3" calcext:value-type="float">
            <text:p>518.3</text:p>
          </table:table-cell>
        </table:table-row>
        <table:table-row table:style-name="ro2">
          <table:table-cell office:value-type="string" calcext:value-type="string">
            <text:p> July</text:p>
          </table:table-cell>
          <table:table-cell office:value-type="float" office:value="169553" calcext:value-type="float">
            <text:p>169553</text:p>
          </table:table-cell>
          <table:table-cell office:value-type="string" calcext:value-type="string">
            <text:p>16.8 (11.7–21.8)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office:value-type="string" calcext:value-type="string">
            <text:p> August</text:p>
          </table:table-cell>
          <table:table-cell office:value-type="float" office:value="169214" calcext:value-type="float">
            <text:p>169214</text:p>
          </table:table-cell>
          <table:table-cell office:value-type="string" calcext:value-type="string">
            <text:p>16.8 (11.6–21.9)</text:p>
          </table:table-cell>
          <table:table-cell office:value-type="float" office:value="683.6" calcext:value-type="float">
            <text:p>683.6</text:p>
          </table:table-cell>
        </table:table-row>
        <table:table-row table:style-name="ro2">
          <table:table-cell office:value-type="string" calcext:value-type="string">
            <text:p> September</text:p>
          </table:table-cell>
          <table:table-cell office:value-type="float" office:value="128116" calcext:value-type="float">
            <text:p>128116</text:p>
          </table:table-cell>
          <table:table-cell office:value-type="string" calcext:value-type="string">
            <text:p>12.7 (8.8–16.6)</text:p>
          </table:table-cell>
          <table:table-cell office:value-type="float" office:value="517.6" calcext:value-type="float">
            <text:p>517.6</text:p>
          </table:table-cell>
        </table:table-row>
        <table:table-row table:style-name="ro3">
          <table:table-cell office:value-type="string" calcext:value-type="string">
            <text:p> October</text:p>
          </table:table-cell>
          <table:table-cell office:value-type="float" office:value="84461" calcext:value-type="float">
            <text:p>84461</text:p>
          </table:table-cell>
          <table:table-cell office:value-type="string" calcext:value-type="string">
            <text:p>8.4 (5.5–11.2)</text:p>
          </table:table-cell>
          <table:table-cell office:value-type="float" office:value="341.2" calcext:value-type="float">
            <text:p>341.2</text:p>
          </table:table-cell>
        </table:table-row>
        <table:table-row table:style-name="ro3">
          <table:table-cell office:value-type="string" calcext:value-type="string">
            <text:p> November</text:p>
          </table:table-cell>
          <table:table-cell office:value-type="float" office:value="54749" calcext:value-type="float">
            <text:p>54749</text:p>
          </table:table-cell>
          <table:table-cell office:value-type="string" calcext:value-type="string">
            <text:p>5.4 (3.4–7.4)</text:p>
          </table:table-cell>
          <table:table-cell office:value-type="float" office:value="221.2" calcext:value-type="float">
            <text:p>221.2</text:p>
          </table:table-cell>
        </table:table-row>
        <table:table-row table:style-name="ro3">
          <table:table-cell office:value-type="string" calcext:value-type="string">
            <text:p> December</text:p>
          </table:table-cell>
          <table:table-cell office:value-type="float" office:value="33840" calcext:value-type="float">
            <text:p>33840</text:p>
          </table:table-cell>
          <table:table-cell office:value-type="string" calcext:value-type="string">
            <text:p>3.4 (2.0–4.7)</text:p>
          </table:table-cell>
          <table:table-cell office:value-type="float" office:value="136.7" calcext:value-type="float">
            <text:p>136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21:50:41.489393505</meta:creation-date>
    <dc:date>2020-05-28T22:17:22.790314240</dc:date>
    <meta:editing-duration>PT16M31S</meta:editing-duration>
    <meta:editing-cycles>1</meta:editing-cycles>
    <meta:document-statistic meta:table-count="1" meta:cell-count="141" meta:object-count="0"/>
    <meta:generator>LibreOffice/6.4.3.2$Linux_X86_64 LibreOffice_project/40$Build-2</meta:generator>
  </office:meta>
</office:document-meta>
</file>